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main way in which this article differs from the others we have read is in its content. It presents a type of writing we haven't looked at yet. This piece is more focused on Nicki's career and opinions rather than her music. It talks a lot about the history of her works and her own history. It explains how she got into the industry, her first few albums and what she is working on today. Since it is based on an interview, it talks a lot about Nicki's opinions. She is asked about the rumors floating around about her and more importantly what she thinks about them. It goes into a lot of detail on what she thinks about the industry as a whole and what inspires her. The style of the piece is also very different from other things that we've read. It has almost a narrative feeling to it adding in phrases like “reflects Minaj” to break up the quotations. This kind of makes it read like a novel when going through dialogue in my opinion. Other articles may have used one or two brief quotes, but they never use this kind of style to cite them.</text:p>
      <text:p text:style-name="Standard">So far I don't really have a concrete idea of what I am going to do for the genre participation project. I am probably going to do an album review and stick to something I know well just to make it easier on myself, but that doesn't leave a lot of options op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1-09T19:50:15.82</meta:creation-date>
    <meta:document-statistic meta:table-count="0" meta:image-count="0" meta:object-count="0" meta:page-count="1" meta:paragraph-count="2" meta:word-count="253" meta:character-count="1312"/>
    <dc:date>2015-11-09T20:03:38.88</dc:date>
    <dc:creator>Robert Ritchie</dc:creator>
    <meta:editing-duration>PT13M23S</meta:editing-duration>
    <meta:editing-cycles>1</meta:editing-cycles>
    <meta:generator>OpenOffice/4.1.1$Win32 OpenOffice.org_project/411m6$Build-9775</meta:generator>
  </office:meta>
</office:document-meta>
</file>